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A7190F892A7CB51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Red_20_Wall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4.75cm" fo:min-width="4.6cm"/>
    </style:style>
    <style:style style:name="gr2" style:family="graphic" style:parent-style-name="standard">
      <style:graphic-properties svg:stroke-width="0.1cm" svg:stroke-color="#ffffff" draw:marker-start-width="0.5cm" draw:marker-end-width="0.5cm" draw:fill="solid" draw:fill-color="#000099" draw:textarea-horizontal-align="center" draw:textarea-vertical-align="middle" fo:min-height="0cm" fo:min-width="0cm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solid" svg:stroke-width="0.1cm" svg:stroke-color="#ffffff" draw:marker-start-width="0.5cm" draw:marker-end-width="0.5cm" draw:fill="solid" draw:fill-color="#000099" draw:textarea-vertical-align="middle" fo:padding-top="0.175cm" fo:padding-bottom="0.175cm" fo:padding-left="0.3cm" fo:padding-right="0.3cm"/>
    </style:style>
    <style:style style:name="P1" style:family="paragraph">
      <loext:graphic-properties draw:fill="bitmap" draw:fill-image-name="Red_20_Wall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loext:graphic-properties draw:fill="solid" draw:fill-color="#000099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5.1cm" svg:height="5cm" svg:x="2.1cm" svg:y="6.2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4.699cm" svg:height="4.599cm" draw:transform="rotate (-0.00244346095279304) translate (2.20562696993478cm 6.49426473854806cm)" svg:viewBox="0 0 4700 4600" svg:d="M2305 669c-976 0-1605 731-1596 1672s774 1606 1691 1559 1590-722 1590-1642-710-1589-1685-1589zM0 2300c0-349 219-633 536-730-56-108-89-232-89-366 0-434 339-767 784-767 136 0 263 32 372 88 99-310 389-525 747-525 357 0 647 215 746 525 109-56 236-88 372-88 445 0 784 333 784 767 0 134-33 258-89 366 317 97 537 381 537 730 0 350-220 633-537 730 56 107 89 231 89 365 0 434-339 767-784 767-136 0-263-32-372-88-99 310-389 526-746 526-358 0-648-216-747-526-109 56-236 88-372 88-445 0-784-333-784-767 0-134 33-258 89-365-317-97-536-380-536-730zM89 84zM4700 4600z">
          <text:p/>
        </draw:path>
        <draw:path draw:style-name="gr3" draw:text-style-name="P2" draw:layer="layout" svg:width="2.932cm" svg:height="3.068cm" draw:transform="rotate (-0.000872664625998244) translate (4.03648814883333cm 6.43144089999255cm)" svg:viewBox="0 0 2933 3069" svg:d="M2933 0c-169 466-569 666-869 767-69 18-328 82-400 100-1000 201-1299 501-1499 901-200 401-199 801-99 1301 100-501 526-753 599-801 65-43 367-224 449-253 76-27 279-128 351-154 73-26 209-85 286-111 69-24 414-183 605-335 309-249 479-526 508-601 27-69 67-319 68-390 3-71 1-424 1-424z">
          <text:p/>
        </draw:path>
        <draw:path draw:style-name="gr3" draw:text-style-name="P2" draw:layer="layout" svg:width="2.278cm" svg:height="2.198cm" svg:x="4.074cm" svg:y="8.157cm" svg:viewBox="0 0 2279 2199" svg:d="M2279 0c-24 35 47-101-81 229-72 170-248 435-272 470-264 331-438 406-600 500-418 242-600 200-1100 600-200 200-180 348-200 400-100-400 100-900 400-1200 200-200 400-300 600-400s300-100 900-400c49-22 353-199 353-19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d_20_Wall" draw:display-name="Red Wall" xlink:href="Pictures/100000000000005E0000005EA7190F892A7CB5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26:10.138000000</meta:creation-date>
    <dc:date>2017-12-22T14:18:02.299000000</dc:date>
    <meta:editing-duration>PT20M28S</meta:editing-duration>
    <meta:editing-cycles>1</meta:editing-cycles>
    <meta:document-statistic meta:object-count="4"/>
    <meta:generator>LibreOffice/5.4.2.2$Windows_x86 LibreOffice_project/22b09f6418e8c2d508a9eaf86b2399209b0990f4</meta:generator>
  </office:meta>
</office:document-meta>
</file>